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font-name="Times New Roman"/>
    </style:style>
    <style:style style:name="T4" style:family="text">
      <style:text-properties style:text-line-through-style="solid" style:font-name="Times New Roman" style:text-underline-style="none"/>
    </style:style>
    <style:style style:name="T5" style:family="text">
      <style:text-properties style:text-line-through-style="none"/>
    </style:style>
    <style:style style:name="T6" style:family="text">
      <style:text-properties style:text-line-through-style="none" style:font-name="Times New Roman1"/>
    </style:style>
    <style:style style:name="T7" style:family="text">
      <style:text-properties style:text-line-through-style="none" style:font-name="Times New Roman"/>
    </style:style>
    <style:style style:name="T8" style:family="text">
      <style:text-properties style:text-line-through-style="none" style:font-name="Times New Roman" style:text-underline-style="solid" style:text-underline-width="auto" style:text-underline-color="font-color"/>
    </style:style>
    <style:style style:name="T9" style:family="text">
      <style:text-properties style:text-line-through-style="none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3_9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Judaism--History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1</text:p>
      <text:p text:style-name="P5">Number of Sheets<text:tab/><text:tab/><text:tab/><text:tab/>4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Alexander, Laomedon, Ptolemy</text:p>
      <text:p text:style-name="P5">Additional Places mentioned: Egypt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Front Cover]</text:p>
      <text:p text:style-name="P3">9th lecture on Post-Biblical/</text:p>
      <text:p text:style-name="P3">History/</text:p>
      <text:p text:style-name="P3"/>
      <text:p text:style-name="P2">[Page 1]</text:p>
      <text:p text:style-name="P2">Brethren. <text:s/>I have briefly spoken of the sects/ which have existed, and, in a measure, still exist/ among our people. <text:s/>The circumstance that/ Judaism did not, in this instance, escape the fate/ of other religions, is to be regretted. <text:s/>Nevertheless I/ may say, to the credit of Israel, that since Ezra and his/ co-workers effected the revival of the monotheistic belief/ by the dissemination of the Mosaic books, no departure/ from the cardinal point of the Torah took place among/ those who claimed the name of "Jews." <text:s/>However widely they/ may have differed, at any time, on ritual questions, they/ have always <text:span text:style-name="T2">been</text:span><text:span text:style-name="T5"> remained a unit about the total exclusion of/ apotheosis, or the transferring of the adoration due to/ the One all-creating God to created beings. <text:s/>Alexander/ of Macedonia had gained a title to the goodwill of the/ inhabitants of Palestine, and they did evince a proper appre-/-ciation of his kind treatment after his conquest of the/ Persian empire. <text:s/>But Alexander the victor of thousand battles, could never draw forth/ from our ancestors what he obtained from other peoples./ <text:s/>Neither when nations lay prostrate at his feet, nor when he/ lay powerless in the cold arms of death, could the Macedonian/</text:span></text:p>
      <text:p text:style-name="P2"><text:span text:style-name="T5"/></text:p>
      <text:p text:style-name="P2"><text:span text:style-name="T5">[Page 2]</text:span></text:p>
      <text:p text:style-name="P2"><text:span text:style-name="T5">bring the believers in Adona</text:span><text:span text:style-name="T6">ï</text:span><text:span text:style-name="T7"> upon their knees in acts/ of impious worship. <text:s/>The ambitious Monarch had/ indeed aspired to such honors, and to make himself/ certain of deification, he demanded that his </text:span><text:soft-page-break/><text:span text:style-name="T7">body should/ be carried from Babylon, where it had breathed its last/ into the Temple of Jupiter-Ammon in the desert of/ Lybia[sic!]. <text:s/>This </text:span><text:span text:style-name="T3">last</text:span><text:span text:style-name="T7"> will and testament of the </text:span><text:span text:style-name="T3">mighty</text:span><text:span text:style-name="T7"> dreaded/ hero was set aside by the men who had been charged/ with its performance, yet, in Alexandria, a stately/ edifice, adorned with Oriental magnificence, received the/ remains of the proud mortal, and at its shrine mul-/-titudes offered adoration. <text:s/>Jews did not swell/ that servile throng. <text:s/>Jews did not, because they dared/ not, bend before crowned dust, but Jews respected the/ memory of Alexander with human dignity. <text:s/>They respected it/ by keeping faith to their oath of allegiance./</text:span></text:p>
      <text:p text:style-name="P2"><text:span text:style-name="T7">Many are the stories related in Talmudical books about/ conversations held between Alexander the Great and some/ of the Sages of his time. <text:s/>He used to propound to them/ queries, to which he sought a ready answer. <text:s/>On one/ occasion he asked: "Who do you think is a wise man?"/ <text:s/>And the reply was: "he that can foresee what will happen."</text:span></text:p>
      <text:p text:style-name="P2"><text:span text:style-name="T7"/></text:p>
      <text:p text:style-name="P2"><text:span text:style-name="T7">[Page 3]</text:span></text:p>
      <text:p text:style-name="P2"><text:span text:style-name="T7">Had the inquisitive king endeavoured to follow the healthful lesson,/ his end would have been different, and his vast empire/ might have had permanence./</text:span></text:p>
      <text:p text:style-name="P2"><text:span text:style-name="T7">All my hearers know how Alexander the Great died after/ a night's debauch, and how his boundless dominions,/ over which he had set Perdiccas, his favorite general,/ as regent, became the battle-field where his lieutenants/ fiercely contended for supremacy. <text:s/>Palestine, however, had/ been assigned by common consent, to Laomeden, who was/ to levy a tribute in trust for the future emperor. <text:s/>But the/ new governor had a neighbor stronger and more scheming/ than he himself was. <text:s/>Ptolemy Soter to whose lot Egypt/ had fallen, looked covetously across the Red Sea to that/ region whose stones Moses had declared to be like iron for/ building with; to that land of plenty made fruitful by/ the former and latter rains in due season. <text:s/></text:span><text:span text:style-name="T3">Not suc-</text:span><text:span text:style-name="T7"> Having failed/ </text:span><text:span text:style-name="T3">-ceeding</text:span><text:span text:style-name="T7"> in compassing Laomedon by cunning promises,/ Ptolemy openly fought him and conquered. <text:s/>By this/ change of fortune the Jews were placed in a position not/ unlike that which had called forth the anger of Alexander/ some fifteen years before. <text:s/>But this time, no priest/</text:span></text:p>
      <text:p text:style-name="P2"><text:span text:style-name="T7"/></text:p>
      <text:p text:style-name="P2"><text:span text:style-name="T7">[Page 4]</text:span></text:p>
      <text:p text:style-name="P2"><text:span text:style-name="T7">arrayed in his sacred robe, went forth to meet the assail-/-ant. <text:s/>Our ancestors refused voluntarily to transfer their allegiance/ to the usurper. <text:s/>A hard seize ensued. <text:s/>Josephus/ in his Antiquities is the authority for the report that/ Judea could not have been easily taken, if Jews had/ been less scrupulous about their laws. <text:s/>Ptolemy had/ noticed that every seventh day the beleaguered did not/ sally forth and offer resistance. <text:s/>It was the Sabbath,/ and our unwisely-pious forefathers would not carry/ arms even in self-defence. <text:s/>The wily Greek/ stormed Jerusalem on the Sabbath day, and delivered to/ murder and rapine a population that wofully[sic!] mis-/-understood the religion, which commands to </text:span><text:span text:style-name="T8">live</text:span><text:span text:style-name="T9"> by/ the Law./</text:span></text:p>
      <text:p text:style-name="P2"><text:span text:style-name="T9">We are apt to pity our predecessors' simplicity. <text:s/>As to/ ourselves we are rid of such notions as would hinder us/ </text:span><text:span text:style-name="T4">to</text:span><text:span text:style-name="T9"> from shielding our bodies from danger. <text:s/>We do not </text:span><text:span text:style-name="T4">need</text:span><text:span text:style-name="T9"> require a/ direct order of another Matthalhias the Asmonean, as our/ fathers did at a later period, to prevent a recurrence of/ the scenes enacted by Ptolemy. <text:s/>Would to God that in cast-/-ing off ideas incompatible with the spirit of the Sinaic/ revelation, we had not thrown over likewise as a burden,/</text:span></text:p>
      <text:p text:style-name="P2"><text:span text:style-name="T9"/></text:p>
      <text:p text:style-name="P2"><text:span text:style-name="T9">[Page 5]</text:span></text:p>
      <text:p text:style-name="P2"><text:span text:style-name="T9">what is perfectly consonant with the </text:span><text:span text:style-name="T4">spir</text:span><text:span text:style-name="T9"> object/ of that Divine enunciation, to rush headlong after/ our unruly dispositions! <text:s/>The Sabbath would still/ be a sign of the covenant between the Lord and Israel!/ <text:s/>Pardon the digression./</text:span></text:p>
      <text:p text:style-name="P2"><text:span text:style-name="T9">Ptolemy Soter irritated at the opposition he had met,/ carried as captives to Egypt a hundred thousand Jews./ <text:s/>But he did not long follow the cruel policy which had/ characterized his conquest. <text:s/>He relented; either because/ a second sober thought impressed him favorably with our/ people's fidelity to </text:span><text:soft-page-break/><text:span text:style-name="T9">principles, or because he needed the/ service of trusty men. <text:s/>In fact, history </text:span><text:span text:style-name="T4">relates</text:span><text:span text:style-name="T9"> tells that/ the King of Egypt confided the superintendence of/ some of the most important localities in his domains/ to thirty thousand Hebrews, and to induce many more/ to emigrate of their own accord, he offered exceptional/ privileges. <text:s/>The statement of the Talmudists that/ millions of our coreligionists settled in the ancient </text:span><text:span text:style-name="T4">country</text:span><text:span text:style-name="T9"> land/ of the Pharaohs, and that in Alexandria alone more/ Jews could be found that in Goshen in the days of Moses,/ may be an exaggeration, but doubtless their number/</text:span></text:p>
      <text:p text:style-name="P2"><text:span text:style-name="T9"/></text:p>
      <text:p text:style-name="P2"><text:span text:style-name="T9">[Page 6]</text:span></text:p>
      <text:p text:style-name="P2"><text:span text:style-name="T9">became by degrees very extensive. <text:s/>A friendly/ intercourse opened between the learned of our faith and/ those among the heathens who were </text:span><text:span text:style-name="T4">in</text:span><text:span text:style-name="T9"> at the </text:span><text:span text:style-name="T4">service</text:span><text:span text:style-name="T9"> court of Ptolemy./ <text:s/>For the latter encouraged the cultivation of arts and literature./ <text:s/>A Greek named Hecateus took lessons from a certain/ Hezekiah of the </text:span><text:span text:style-name="T4">tribe</text:span><text:span text:style-name="T9"> family of Cohen, and wrote a history in/ which he spoke highly of the Jews and their institutions;/ of their industry and activity. <text:s/>After mentioning/ that they also served honorably in the army, he recorded/ the following interesting incident, as illustrative of Jewish/ good sense. <text:s/>A very robust and stout-hearted/ Israelite happened to be with the troops that went on/ na expedition round the neighborhood of the Red-Sea./ <text:s/>A soothsayer having requested that the soldiers would/ halt till he had observed the flight of a bird, and deci-/-ded whether they should advance or retreat, an arrow/ at once whizzed through the air and killed the bird./ <text:s/>The Jew had sent it off. <text:s/>Such an act was deemed/ outrageous, and the skilful[sic!] archer would have shared/ the fate of the animal, but for his clever remark./ <text:s/></text:span><text:span text:style-name="T4">He took Having</text:span><text:span text:style-name="T9"> Taking up the dead bird </text:span><text:span text:style-name="T4">and</text:span><text:span text:style-name="T9"> he said: "Friends, if this bird had possessed/ the power to predict the future, he surely would not have/</text:span></text:p>
      <text:p text:style-name="P2"><text:span text:style-name="T9"/></text:p>
      <text:p text:style-name="P2"><text:span text:style-name="T9">[Page 7]</text:span></text:p>
      <text:p text:style-name="P2"><text:span text:style-name="T9">come in the way of Mishullam the Jew." <text:s/>The argu-/-ment was unanswerable. <text:s/>No one attempted a refuta-/-tion./</text:span></text:p>
      <text:p text:style-name="P2"><text:span text:style-name="T9">But independent of the testimony of Hecateus, the favorable/ condition of our predecessors in Egypt, and notably in/ Alexandria, is frequently alluded to in the volumes of our/ traditions. <text:s/></text:span><text:span text:style-name="T4">Using</text:span><text:span text:style-name="T9"> Employing a Greek term, the Rabbis de-/scribe a </text:span><text:span text:style-name="T8">Basileke</text:span><text:span text:style-name="T9">, meaning an immensely large </text:span><text:span text:style-name="T4">edifice</text:span><text:span text:style-name="T9"> structure/ used as a <text:s/>Synagogue, in which hundreds of thousands/ could be accomodated[sic!]. <text:s/>It was divided into many/ compartments, where different guilds sat. <text:s/>There was/ the Weavers' guild, the goldsmiths' guild, the silversmiths'/ guild, the journeymen's guild, and somewhat similarly to the trade</text:span><text:span text:style-name="T4">s</text:span><text:span text:style-name="T9">/ unions of our own days, each guild helped its members/ to find work and earn a decent livelihood. <text:s/>It cannot/ surprise any one therefore to learn that Ptolemy Soter/ should have manifested a wish to secure a translation/ of the laws which religiously governed his numerous and useful He-/-brew subjects, and that under his son and successor Ptolemy/ Philadelphus, that version should have been completed--/though a vast deal connected with the so-called Septuagint/ rendering of the Bible must be looked upon as fabulous-./</text:span></text:p>
      <text:p text:style-name="P2"><text:span text:style-name="T9"/></text:p>
      <text:p text:style-name="P2"><text:span text:style-name="T9">[Page 8]</text:span></text:p>
      <text:p text:style-name="P2"><text:span text:style-name="T9">What must astonish us, however, is to hear that/ the Egyptian Jews should have set up a Temple, after the model of that in Jerusalem and/ offered therein animal sacrifices./</text:span></text:p>
      <text:p text:style-name="P2"><text:span text:style-name="T9">Were it in accord with my purpose, I would explain/ at some length, the supposed origin, the continuance,/ and closing of that same Temple. <text:s/>But as my aim is to give/ the attendants at this synagogue,--especially the young--/some information on their history, as an incentive to/ their searching still further the volumes of our post-/Biblical literature. <text:s/>I will simply say this: a Judean/ </text:span><text:span text:style-name="T4">called</text:span><text:span text:style-name="T9"> named Onias, who ought to have been raised to the/ high-priesthood, seeing himself deprived of his rights, left/ his country and took up his abode in Egypt. <text:s/>At/ Heliopolis--a city famous for an altar </text:span><text:span text:style-name="T4">devoted</text:span><text:span text:style-name="T9"> dedicated to the wor-/-ship of the Sun--Onias met with a welcome from his core-/-ligionists. <text:s/>Having procured the permission of one of the/ Ptolemies--which of them it is impossible now to ascer-/-tain--he built a sanctuary that lasted form two to three/ hundred years. <text:s/>The distance which </text:span><text:soft-page-break/><text:span text:style-name="T9">separated the Holy/ Land from Mizraim, led many of the Jewish inhabitants of the/ latter place to visit that house, and worship in its courts./</text:span></text:p>
      <text:p text:style-name="P2"><text:span text:style-name="T9"/></text:p>
      <text:p text:style-name="P2"><text:span text:style-name="T9">[Page 9]</text:span></text:p>
      <text:p text:style-name="P2"><text:span text:style-name="T9">Our </text:span><text:span text:style-name="T4">people</text:span><text:span text:style-name="T9"> progenitors in Palestine regarded it as unlawful, and/ justly so, for it opposed the intention of our inspired/ Legislator who </text:span><text:span text:style-name="T4">would</text:span><text:span text:style-name="T9"> </text:span><text:span text:style-name="T4">made us</text:span><text:span text:style-name="T9"> gave us to understand that only one central spot of national/ worship </text:span><text:span text:style-name="T4">be allowed</text:span><text:span text:style-name="T9"> should exist. <text:s/>Still, our Sages never accused/ the Egyptian Jews of having severed themselves from/ their religion and people. <text:s/>We may notice in the Talmud/ an inclination to palliate rather than condemn the action/ of Onias and his adherents./</text:span></text:p>
      <text:p text:style-name="P2"><text:span text:style-name="T9">Now, without nay pretence[sic!] to more zeal or bitter judgment than/ our sainted preceptors, I venture the opinion that both the cir-/-cumstances I have just narrated were very injurious to the/ interests of Judaism. <text:s/>The Greek translation of our/ sacred books, caused a neglect of the study of the original, and/ </text:span><text:span text:style-name="T4">opened</text:span><text:span text:style-name="T9"> paved the way for the admission of ideas entirely at variance/ with the written and oral Law. <text:s/>This result was recognized and/ deprecated by some of our ancient chroniclers, who put down in/ their diaries that on the 8th of Tebeth, when the Septuagint/ version was made, darkness began and continued for three days/ to overspread our sky. <text:s/>Again: the erection of Onian temple,/ engendered a degree of estrangement, which rendered the Egyptian/ Jews proverbially self-sufficient and haughty. <text:s/>I do not/ deny that from Hellenistic Congregations--as that community/</text:span></text:p>
      <text:p text:style-name="P2"><text:span text:style-name="T9"/></text:p>
      <text:p text:style-name="P2"><text:span text:style-name="T9">[Page 10]</text:span></text:p>
      <text:p text:style-name="P2"><text:span text:style-name="T9">of our brethren was called--men issued forth deserving/ of an everlasting remembrance. <text:s/>The literary and personal merits of Philo Judeas alone,/ would be enough to cover up the faults of some of his countrymen/ and fellow-believers, yet, Philo himself fell into the/ error of making up what will never blend together--/ the philosophy of Pythagoras and Plato with the </text:span><text:span text:style-name="T4">ho</text:span><text:span text:style-name="T9"> narratives/ of the Bible and the teachings of our Prophets. <text:s/>The great scholar/ committed that error because he did not draw his knowledge/ from the pure source of the Hebrew Scriptures and ancestral tradi-/-tions. <text:s/>That Philo remained a loyal Jew and a modest/ man, despite his surroundings, I am grateful for, but many/ of less note and less firmness in belief fell off from our ranks, for want of </text:span><text:span text:style-name="T4">the right</text:span><text:span text:style-name="T9"> a proper/ support./</text:span></text:p>
      <text:p text:style-name="P2"><text:span text:style-name="T9">This lecture which is indeed inadequate to the importance of the sub-/-ject discussed, would be still more defective, if I closed it with-/out a word of counsel. <text:s/>American Jews whose situation/ bears some resemblance to that of the Jews I have described,/ ought to copy what was right in our forefathers under the/ Ptolemies, and shun what was wrong. <text:s/>To choose mechanical/ professions, and avoid </text:span><text:span text:style-name="T4">much</text:span><text:span text:style-name="T9"> the seductions of traffic, was commendable, to neglect the/ Bible in the language we received it, was reprehensible./</text:span></text:p>
      <text:p text:style-name="P2"><text:span text:style-name="T9"/></text:p>
      <text:p text:style-name="P2"><text:span text:style-name="T9">[Page 11]</text:span></text:p>
      <text:p text:style-name="P2"><text:span text:style-name="T9">May the Hebrews of this country, and particularly those I/ address, learn from a deeper study into the history/ of Hellenism, how very necessary it is for Israelites/ </text:span><text:span text:style-name="T4">to seek</text:span><text:span text:style-name="T9"> to attain a thorough comprehension of the volumes entrusted/ to our safe-keeping. <text:s/>For as </text:span><text:span text:style-name="T4">that</text:span><text:span text:style-name="T9"> a </text:span><text:span text:style-name="T4">devotional</text:span><text:span text:style-name="T9"> steadfast and diligent meditation on the/ scriptures did prove in the past the strongest cement/ to our brotherhood, so it will be to the end of time the/ agent of our eternization </text:span><text:span text:style-name="T4">and</text:span><text:span text:style-name="T9"> our </text:span><text:span text:style-name="T4">greatest</text:span><text:span text:style-name="T9"> best defence, our spiritual glory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5T11:51:43.76</meta:creation-date>
    <meta:document-statistic meta:table-count="0" meta:image-count="0" meta:object-count="0" meta:page-count="5" meta:paragraph-count="93" meta:word-count="2302" meta:character-count="14274"/>
    <dc:date>2012-12-05T13:29:20.45</dc:date>
    <meta:editing-duration>PT4M34S</meta:editing-duration>
    <meta:editing-cycles>1</meta:editing-cycles>
    <meta:generator>OpenOffice.org/3.4.1$Win32 OpenOffice.org_project/341m1$Build-9593</meta:generator>
  </office:meta>
</office:document-meta>
</file>